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10c" officeooo:paragraph-rsid="0014910c"/>
    </style:style>
    <style:style style:name="P2" style:family="paragraph" style:parent-style-name="Standard" style:list-style-name="L1">
      <style:text-properties officeooo:rsid="0014910c" officeooo:paragraph-rsid="0014910c"/>
    </style:style>
    <style:style style:name="P3" style:family="paragraph" style:parent-style-name="Standard">
      <style:paragraph-properties fo:text-align="justify" style:justify-single-word="false"/>
      <style:text-properties officeooo:rsid="0014910c" officeooo:paragraph-rsid="0014910c"/>
    </style:style>
    <style:style style:name="P4" style:family="paragraph" style:parent-style-name="Standard">
      <style:text-properties style:text-underline-style="solid" style:text-underline-width="auto" style:text-underline-color="font-color" officeooo:rsid="0014910c" officeooo:paragraph-rsid="0014910c"/>
    </style:style>
    <style:style style:name="P5" style:family="paragraph" style:parent-style-name="Standard">
      <style:text-properties style:font-name="Courier 10 Pitch" officeooo:rsid="0014910c" officeooo:paragraph-rsid="0014910c"/>
    </style:style>
    <style:style style:name="T1" style:family="text">
      <style:text-properties officeooo:rsid="00155b82"/>
    </style:style>
    <style:style style:name="T2" style:family="text">
      <style:text-properties style:text-underline-style="solid" style:text-underline-width="auto" style:text-underline-color="font-color" officeooo:rsid="00155b82"/>
    </style:style>
    <style:style style:name="T3" style:family="text">
      <style:text-properties style:text-underline-style="none" officeooo:rsid="00155b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1: Hola Mundo extendido</text:p>
      <text:p text:style-name="P1"/>
      <text:list xml:id="list4263755518059857300" text:style-name="L1">
        <text:list-item>
          <text:p text:style-name="P2">Breve <text:s/>descripción <text:s/>de <text:s/>las <text:s/>decisiones <text:s/>de <text:s/>diseño <text:s/>tomadas <text:s/>(no <text:s/>repetir <text:s/>el enunciado de la práctica). </text:p>
        </text:list-item>
      </text:list>
      <text:p text:style-name="P1"/>
      <text:p text:style-name="P3"><text:span text:style-name="T1">Primero se ha</text:span> establec<text:span text:style-name="T1">ido</text:span> una conexión SSH con nuestra Raspberry mediante Putty. <text:span text:style-name="T1">Después, usando la sesión SSH, hemos creado un archivo </text:span><text:span text:style-name="T2">ejercicio1.c</text:span><text:span text:style-name="T3"> y hemos escrito el código del programa indicado. Por último, hemos compilado el programa usando un compilador de la Pi y hemos ejecutado el programa.</text:span></text:p>
      <text:p text:style-name="P1"/>
      <text:p text:style-name="P1"/>
      <text:list xml:id="list175123179578416" text:continue-numbering="true" text:style-name="L1">
        <text:list-item>
          <text:p text:style-name="P2">Archivos de código comentados <text:s/>de los programas <text:s/></text:p>
        </text:list-item>
      </text:list>
      <text:p text:style-name="P1"/>
      <text:p text:style-name="P4"><text:span text:style-name="T1">ejercicio1</text:span>.c</text:p>
      <text:p text:style-name="P1"/>
      <text:p text:style-name="P5">#include &lt;stdio.h&gt;<text:tab/>//Necesaria para imprimir texto en pantalla</text:p>
      <text:p text:style-name="P5">int main() {</text:p>
      <text:p text:style-name="P5"><text:tab/>printf("Hello world"); //Imprimir “Hola mundo” en pantalla</text:p>
      <text:p text:style-name="P5"><text:tab/>return 0;</text:p>
      <text:p text:style-name="P5">}</text:p>
      <text:p text:style-name="P1"/>
      <text:p text:style-name="P1"/>
      <text:list xml:id="list175123201091799" text:continue-numbering="true" text:style-name="L1">
        <text:list-item>
          <text:p text:style-name="P2">Comentarios e incidencia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36:40.368803552</meta:creation-date>
    <dc:date>2017-09-29T17:51:22.207840849</dc:date>
    <meta:editing-duration>PT4M31S</meta:editing-duration>
    <meta:editing-cycles>1</meta:editing-cycles>
    <meta:document-statistic meta:table-count="0" meta:image-count="0" meta:object-count="0" meta:page-count="1" meta:paragraph-count="11" meta:word-count="101" meta:character-count="664" meta:non-whitespace-character-count="561"/>
    <meta:generator>LibreOffice/5.1.6.2$Linux_X86_64 LibreOffice_project/10m0$Build-2</meta:generator>
  </office:meta>
</office:document-meta>
</file>